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3" svg:font-family="Calibri" style:font-family-generic="swiss"/>
    <style:font-face style:name="Calibri2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25cm" fo:min-width="0.5cm"/>
      <style:paragraph-properties style:writing-mode="lr-tb"/>
    </style:style>
    <style:style style:name="gr2" style:family="graphic" style:parent-style-name="objectwithoutfill">
      <style:graphic-properties draw:stroke="dash" draw:stroke-dash="Dot" draw:fill="solid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ff0000" draw:fill="solid" draw:textarea-vertical-align="middle"/>
    </style:style>
    <style:style style:name="gr6" style:family="graphic" style:parent-style-name="objectwithoutfill">
      <style:graphic-properties draw:stroke="dash" draw:stroke-dash="Dot" draw:marker-start="Symmetric_20_Arrow" draw:marker-start-width="0.1cm" draw:fill="solid" draw:textarea-vertical-align="middle"/>
    </style:style>
    <style:style style:name="gr7" style:family="graphic" style:parent-style-name="objectwithoutfill">
      <style:graphic-properties draw:stroke="dash" draw:stroke-dash="Dot" draw:marker-start="Symmetric_20_Arrow" draw:marker-start-width="0.3cm" draw:fill="solid" draw:textarea-vertical-align="middle"/>
    </style:style>
    <style:style style:name="gr8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Dot" svg:stroke-color="#00a933" draw:marker-start="Symmetric_20_Arrow" draw:marker-start-width="0.3cm" draw:fill="solid" draw:textarea-vertical-align="middle"/>
    </style:style>
    <style:style style:name="gr10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stroke="dash" draw:stroke-dash="Dot" draw:marker-start="Symmetric_20_Arrow" draw:marker-start-width="0.3cm" svg:stroke-opacity="100%" draw:fill="solid" draw:textarea-vertical-align="middle"/>
    </style:style>
    <style:style style:name="gr13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4" style:family="graphic" style:parent-style-name="Objekt_20_ohne_20_Füllung_20_und_20_Linie">
      <style:graphic-properties draw:textarea-horizontal-align="center" draw:textarea-vertical-align="middle" draw:ole-draw-aspect="1" style:protect="size"/>
      <style:paragraph-properties style:writing-mode="lr-tb"/>
    </style:style>
    <style:style style:name="gr15" style:family="graphic" style:parent-style-name="objectwithoutfill">
      <style:graphic-properties draw:stroke="dash" draw:stroke-dash="Dot" svg:stroke-color="#2a6099" draw:marker-end="Symmetric_20_Arrow" draw:marker-end-width="0.3cm" draw:fill="solid" draw:textarea-vertical-align="middl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1.25cm" fo:min-width="1.5cm"/>
      <style:paragraph-properties style:writing-mode="lr-tb"/>
    </style:style>
    <style:style style:name="P1" style:family="paragraph">
      <style:paragraph-properties fo:text-align="center" style:writing-mode="lr-tb"/>
      <style:text-properties fo:color="#ff0000" fo:font-weight="bold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color="#000000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a933"/>
      <style:paragraph-properties fo:text-align="center"/>
      <style:text-properties fo:color="#00a933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00a933"/>
      <style:paragraph-properties fo:text-align="center" style:writing-mode="lr-tb"/>
    </style:style>
    <style:style style:name="P10" style:family="paragraph">
      <loext:graphic-properties draw:fill-color="#000000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writing-mode="lr-tb"/>
      <style:text-properties fo:color="#2a6099"/>
    </style:style>
    <style:style style:name="T1" style:family="text">
      <style:text-properties fo:color="#ff0000" fo:font-weight="bold"/>
    </style:style>
    <style:style style:name="T2" style:family="text">
      <style:text-properties fo:color="#ff0000" style:text-position="-33% 58%" fo:font-weight="bold"/>
    </style:style>
    <style:style style:name="T3" style:family="text">
      <style:text-properties fo:color="#2a6099"/>
    </style:style>
    <style:style style:name="T4" style:family="text">
      <style:text-properties fo:color="#2a6099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1.087cm" svg:y="4.225cm">
          <text:p text:style-name="P1"><text:span text:style-name="T1">T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1.087cm" svg:y="0.225cm">
          <text:p text:style-name="P1"><text:span text:style-name="T1">T</text:span><text:span text:style-name="T2">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587cm" svg:y1="5.225cm" svg:x2="12.587cm" svg:y2="5.225cm">
          <text:p/>
        </draw:line>
        <draw:line draw:style-name="gr2" draw:text-style-name="P2" draw:layer="layout" svg:x1="0.587cm" svg:y1="3.225cm" svg:x2="12.587cm" svg:y2="3.225cm">
          <text:p/>
        </draw:line>
        <draw:custom-shape draw:style-name="gr3" draw:text-style-name="P3" xml:id="id1" draw:id="id1" draw:layer="layout" svg:width="0.25cm" svg:height="0.25cm" svg:x="0.462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0.25cm" svg:height="0.25cm" svg:x="12.462cm" svg:y="1.1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0.712cm" svg:y1="1.225cm" svg:x2="12.462cm" svg:y2="1.225cm" draw:start-shape="id1" draw:start-glue-point="10" draw:end-shape="id2" draw:end-glue-point="6" svg:d="M712 1225h11750" svg:viewBox="0 0 11751 1">
          <text:p/>
        </draw:connector>
        <draw:custom-shape draw:style-name="gr4" draw:text-style-name="P5" xml:id="id5" draw:id="id5" draw:layer="layout" svg:width="0.25cm" svg:height="0.25cm" svg:x="3.462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0.25cm" svg:height="0.25cm" svg:x="9.462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2" draw:layer="layout" svg:width="11.926cm" svg:height="1.372cm" draw:transform="rotate (0.11065387457644) translate (0.566737310747604cm 0.802634352492542cm)" svg:viewBox="0 0 11927 1373" svg:d="M0 48c0 0 4059-178 7041 153s4886 1172 4886 1172">
          <text:p/>
        </draw:path>
        <draw:custom-shape draw:style-name="gr4" draw:text-style-name="P5" xml:id="id3" draw:id="id3" draw:layer="layout" svg:width="0.25cm" svg:height="0.25cm" svg:x="0.462cm" svg:y="0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0.25cm" svg:height="0.25cm" svg:x="3.462cm" svg:y="0.345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25cm" svg:height="0.25cm" svg:x="9.462cm" svg:y="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0.25cm" svg:height="0.25cm" svg:x="12.462cm" svg:y="0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0.587cm" svg:y1="0.975cm" svg:x2="0.587cm" svg:y2="1.1cm" draw:start-shape="id3" draw:start-glue-point="8" draw:end-shape="id1" draw:end-glue-point="4" svg:d="M587 975v125" svg:viewBox="0 0 1 126">
          <text:p/>
        </draw:connector>
        <draw:connector draw:style-name="gr7" draw:text-style-name="P2" draw:layer="layout" draw:type="line" svg:x1="3.587cm" svg:y1="0.595cm" svg:x2="3.587cm" svg:y2="1.1cm" draw:start-shape="id4" draw:start-glue-point="8" draw:end-shape="id5" draw:end-glue-point="4" svg:d="M3587 595v505" svg:viewBox="0 0 1 506">
          <text:p/>
        </draw:connector>
        <draw:connector draw:style-name="gr7" draw:text-style-name="P2" draw:layer="layout" draw:type="line" svg:x1="9.587cm" svg:y1="0.451cm" svg:x2="9.587cm" svg:y2="1.1cm" draw:start-shape="id6" draw:start-glue-point="8" draw:end-shape="id7" draw:end-glue-point="4" svg:d="M9587 451v649" svg:viewBox="0 0 1 650">
          <text:p/>
        </draw:connector>
        <draw:connector draw:style-name="gr6" draw:text-style-name="P2" draw:layer="layout" draw:type="line" svg:x1="12.587cm" svg:y1="0.975cm" svg:x2="12.587cm" svg:y2="1.1cm" draw:start-shape="id8" draw:start-glue-point="8" draw:end-shape="id2" draw:end-glue-point="4" svg:d="M12587 975v125" svg:viewBox="0 0 1 126">
          <text:p/>
        </draw:connector>
        <draw:custom-shape draw:style-name="gr1" draw:text-style-name="P1" draw:layer="layout" svg:width="1cm" svg:height="0.5cm" svg:x="1.087cm" svg:y="2.225cm">
          <text:p text:style-name="P1"><text:span text:style-name="T1">T</text:span><text:span text:style-name="T2">s</text:span></text:p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1.926cm" svg:height="1.364cm" draw:transform="rotate (0.11065387457644) translate (0.567577568727345cm 2.79519690490157cm)" svg:viewBox="0 0 11927 1365" svg:d="M0 40c0 0 4058-163 7039 168 2982 332 4888 1157 4888 1157">
          <text:p/>
        </draw:path>
        <draw:custom-shape draw:style-name="gr8" draw:text-style-name="P6" xml:id="id10" draw:id="id10" draw:layer="layout" svg:width="0.25cm" svg:height="0.25cm" svg:x="6.462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9" draw:id="id9" draw:layer="layout" svg:width="0.25cm" svg:height="0.25cm" svg:x="6.462cm" svg:y="0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6.587cm" svg:y1="0.368cm" svg:x2="6.587cm" svg:y2="1.1cm" draw:start-shape="id9" draw:start-glue-point="8" draw:end-shape="id10" draw:end-glue-point="4" svg:d="M6587 368v732" svg:viewBox="0 0 1 733">
          <text:p/>
        </draw:connector>
        <draw:custom-shape draw:style-name="gr3" draw:text-style-name="P4" xml:id="id12" draw:id="id12" draw:layer="layout" svg:width="0.25cm" svg:height="0.25cm" svg:x="3.462cm" svg:y="3.1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0.25cm" svg:height="0.25cm" svg:x="9.462cm" svg:y="3.1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0.25cm" svg:height="0.25cm" svg:x="3.462cm" svg:y="2.33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0.25cm" svg:height="0.25cm" svg:x="9.462cm" svg:y="2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3.587cm" svg:y1="2.58cm" svg:x2="3.587cm" svg:y2="3.1cm" draw:start-shape="id11" draw:start-glue-point="8" draw:end-shape="id12" draw:end-glue-point="4" svg:d="M3587 2580v520" svg:viewBox="0 0 1 521">
          <text:p/>
        </draw:connector>
        <draw:connector draw:style-name="gr7" draw:text-style-name="P2" draw:layer="layout" draw:type="line" svg:x1="9.587cm" svg:y1="2.436cm" svg:x2="9.587cm" svg:y2="3.1cm" draw:start-shape="id13" draw:start-glue-point="8" draw:end-shape="id14" draw:end-glue-point="4" svg:d="M9587 2436v664" svg:viewBox="0 0 1 665">
          <text:p/>
        </draw:connector>
        <draw:custom-shape draw:style-name="gr4" draw:text-style-name="P5" xml:id="id16" draw:id="id16" draw:layer="layout" svg:width="0.25cm" svg:height="0.25cm" svg:x="6.46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0.25cm" svg:height="0.25cm" svg:x="6.462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587cm" svg:y1="2.353cm" svg:x2="6.587cm" svg:y2="3.1cm" draw:start-shape="id15" draw:start-glue-point="8" draw:end-shape="id16" draw:end-glue-point="4" svg:d="M6587 2353v747" svg:viewBox="0 0 1 748">
          <text:p/>
        </draw:connector>
        <draw:custom-shape draw:style-name="gr4" draw:text-style-name="P5" xml:id="id18" draw:id="id18" draw:layer="layout" svg:width="0.25cm" svg:height="0.25cm" svg:x="4.96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7" draw:id="id17" draw:layer="layout" svg:width="0.25cm" svg:height="0.25cm" svg:x="4.96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5.087cm" svg:y1="2.45cm" svg:x2="5.087cm" svg:y2="3.1cm" draw:start-shape="id17" draw:start-glue-point="8" draw:end-shape="id18" draw:end-glue-point="4" svg:d="M5087 2450v650" svg:viewBox="0 0 1 651">
          <text:p/>
        </draw:connector>
        <draw:custom-shape draw:style-name="gr8" draw:text-style-name="P7" xml:id="id20" draw:id="id20" draw:layer="layout" svg:width="0.25cm" svg:height="0.25cm" svg:x="7.96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9" draw:id="id19" draw:layer="layout" svg:width="0.25cm" svg:height="0.25cm" svg:x="7.962cm" svg:y="2.102cm">
          <text:p text:style-name="P8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8.087cm" svg:y1="2.352cm" svg:x2="8.087cm" svg:y2="3.1cm" draw:start-shape="id19" draw:start-glue-point="8" draw:end-shape="id20" draw:end-glue-point="4" svg:d="M8087 2352v748" svg:viewBox="0 0 1 749">
          <text:p/>
        </draw:connector>
        <draw:path draw:style-name="gr5" draw:text-style-name="P2" draw:layer="layout" svg:width="11.926cm" svg:height="1.372cm" draw:transform="rotate (0.11065387457644) translate (0.566737310747604cm 4.80263435249253cm)" svg:viewBox="0 0 11927 1373" svg:d="M0 48c0 0 4059-178 7041 153s4886 1172 4886 1172">
          <text:p/>
        </draw:path>
        <draw:custom-shape draw:style-name="gr3" draw:text-style-name="P4" xml:id="id22" draw:id="id22" draw:layer="layout" svg:width="0.25cm" svg:height="0.25cm" svg:x="9.462cm" svg:y="5.1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1" draw:id="id21" draw:layer="layout" svg:width="0.25cm" svg:height="0.25cm" svg:x="9.462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587cm" svg:y1="4.451cm" svg:x2="9.587cm" svg:y2="5.1cm" draw:start-shape="id21" draw:start-glue-point="8" draw:end-shape="id22" draw:end-glue-point="4" svg:d="M9587 4451v649" svg:viewBox="0 0 1 650">
          <text:p/>
        </draw:connector>
        <draw:custom-shape draw:style-name="gr3" draw:text-style-name="P4" xml:id="id24" draw:id="id24" draw:layer="layout" svg:width="0.25cm" svg:height="0.25cm" svg:x="6.462cm" svg:y="5.1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3" draw:id="id23" draw:layer="layout" svg:width="0.25cm" svg:height="0.25cm" svg:x="6.462cm" svg:y="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587cm" svg:y1="4.368cm" svg:x2="6.587cm" svg:y2="5.1cm" draw:start-shape="id23" draw:start-glue-point="8" draw:end-shape="id24" draw:end-glue-point="4" svg:d="M6587 4368v732" svg:viewBox="0 0 1 733">
          <text:p/>
        </draw:connector>
        <draw:custom-shape draw:style-name="gr11" draw:text-style-name="P10" xml:id="id26" draw:id="id26" draw:layer="layout" svg:width="0.25cm" svg:height="0.25cm" svg:x="7.9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25" draw:id="id25" draw:layer="layout" svg:width="0.25cm" svg:height="0.25cm" svg:x="7.962cm" svg:y="4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8.087cm" svg:y1="4.367cm" svg:x2="8.087cm" svg:y2="5.1cm" draw:start-shape="id25" draw:start-glue-point="8" draw:end-shape="id26" draw:end-glue-point="4" svg:d="M8087 4367v733" svg:viewBox="0 0 1 734">
          <text:p/>
        </draw:connector>
        <draw:custom-shape draw:style-name="gr8" draw:text-style-name="P7" xml:id="id28" draw:id="id28" draw:layer="layout" svg:width="0.25cm" svg:height="0.25cm" svg:x="7.21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7" draw:id="id27" draw:layer="layout" svg:width="0.25cm" svg:height="0.25cm" svg:x="7.212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7.337cm" svg:y1="4.362cm" svg:x2="7.337cm" svg:y2="5.1cm" draw:start-shape="id27" draw:start-glue-point="8" draw:end-shape="id28" draw:end-glue-point="4" svg:d="M7337 4362v738" svg:viewBox="0 0 1 739">
          <text:p/>
        </draw:connector>
        <draw:custom-shape draw:style-name="gr4" draw:text-style-name="P5" xml:id="id30" draw:id="id30" draw:layer="layout" svg:width="0.25cm" svg:height="0.25cm" svg:x="8.71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9" draw:id="id29" draw:layer="layout" svg:width="0.25cm" svg:height="0.25cm" svg:x="8.712cm" svg:y="4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837cm" svg:y1="4.409cm" svg:x2="8.837cm" svg:y2="5.1cm" draw:start-shape="id29" draw:start-glue-point="8" draw:end-shape="id30" draw:end-glue-point="4" svg:d="M8837 4409v691" svg:viewBox="0 0 1 692">
          <text:p/>
        </draw:connector>
        <draw:frame draw:style-name="gr13" draw:text-style-name="P11" draw:layer="layout" svg:width="0.7cm" svg:height="0.47cm" svg:x="9.212cm" svg:y="3.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8" draw:layer="layout" svg:width="0.7cm" svg:height="0.423cm" svg:x="3.222cm" svg:y="3.427cm">
          <draw:object xlink:href="./Object 2" xlink:type="simple" xlink:show="embed" xlink:actuate="onLoad">
            <loext:p text:style-name="P11">
              <text:s text:c="6"/>
            </loext:p>
          </draw:object>
          <draw:image xlink:href="./ObjectReplacements/Object 2" xlink:type="simple" xlink:show="embed" xlink:actuate="onLoad"/>
        </draw:frame>
        <draw:frame draw:style-name="gr13" draw:text-style-name="P11" draw:layer="layout" svg:width="0.459cm" svg:height="0.47cm" svg:x="12.35cm" svg:y="1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1" draw:layer="layout" svg:width="0.459cm" svg:height="0.423cm" svg:x="0.35cm" svg:y="1.4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1" draw:layer="layout" svg:width="0.703cm" svg:height="0.47cm" svg:x="9.225cm" svg:y="5.3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8" draw:layer="layout" svg:width="0.703cm" svg:height="0.423cm" svg:x="6.225cm" svg:y="5.427cm">
          <draw:object xlink:href="./Object 6" xlink:type="simple" xlink:show="embed" xlink:actuate="onLoad">
            <loext:p text:style-name="P11">
              <text:s text:c="6"/>
            </loext:p>
          </draw:object>
          <draw:image xlink:href="./ObjectReplacements/Object 6" xlink:type="simple" xlink:show="embed" xlink:actuate="onLoad"/>
        </draw:frame>
        <draw:line draw:style-name="gr15" draw:text-style-name="P2" draw:layer="layout" svg:x1="6.587cm" svg:y1="3.475cm" svg:x2="6.587cm" svg:y2="3.996cm">
          <text:p/>
        </draw:line>
        <draw:line draw:style-name="gr15" draw:text-style-name="P2" draw:layer="layout" svg:x1="9.587cm" svg:y1="1.475cm" svg:x2="9.587cm" svg:y2="2.1cm">
          <text:p/>
        </draw:line>
        <draw:line draw:style-name="gr15" draw:text-style-name="P2" draw:layer="layout" svg:x1="3.587cm" svg:y1="1.475cm" svg:x2="3.587cm" svg:y2="2.225cm">
          <text:p/>
        </draw:line>
        <draw:custom-shape draw:style-name="gr16" draw:text-style-name="P12" draw:layer="layout" svg:width="2cm" svg:height="1.5cm" svg:x="13.1cm" svg:y="0.225cm">
          <text:p text:style-name="P12"><text:span text:style-name="T3">Durchlauf </text:span><text:span text:style-name="T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2cm" svg:height="1.5cm" svg:x="13.1cm" svg:y="2.225cm">
          <text:p text:style-name="P12"><text:span text:style-name="T3">Durchlauf </text:span><text:span text:style-name="T4">k+1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cm" svg:height="1.5cm" svg:x="13.1cm" svg:y="4.225cm">
          <text:p text:style-name="P12"><text:span text:style-name="T3">Durchlauf </text:span><text:span text:style-name="T4">k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" draw:layer="layout" svg:x1="9.587cm" svg:y1="3.85cm" svg:x2="9.587cm" svg:y2="4.1cm">
          <text:p/>
        </draw:line>
        <draw:frame draw:style-name="gr13" draw:text-style-name="P11" draw:layer="layout" svg:width="0.459cm" svg:height="0.47cm" svg:x="6.354cm" svg:y="1.3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1" draw:layer="layout" svg:width="0.699cm" svg:height="0.47cm" svg:x="7.746cm" svg:y="3.3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1" draw:layer="layout" svg:width="0.702cm" svg:height="0.47cm" svg:x="6.998cm" svg:y="5.3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1" draw:layer="layout" svg:width="0.849cm" svg:height="0.47cm" svg:x="6.596cm" svg:y="0.60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1" draw:layer="layout" svg:width="1.089cm" svg:height="0.47cm" svg:x="8.103cm" svg:y="2.6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5" draw:text-style-name="P2" draw:layer="layout" svg:x1="7.475cm" svg:y1="0.1cm" svg:x2="7.725cm" svg:y2="0.35cm">
          <text:p/>
        </draw:line>
        <draw:line draw:style-name="gr5" draw:text-style-name="P2" draw:layer="layout" svg:x1="7.725cm" svg:y1="0.1cm" svg:x2="7.475cm" svg:y2="0.35cm">
          <text:p/>
        </draw:line>
        <draw:line draw:style-name="gr5" draw:text-style-name="P2" draw:layer="layout" svg:x1="7.475cm" svg:y1="2.1cm" svg:x2="7.725cm" svg:y2="2.35cm">
          <text:p/>
        </draw:line>
        <draw:line draw:style-name="gr5" draw:text-style-name="P2" draw:layer="layout" svg:x1="7.725cm" svg:y1="2.1cm" svg:x2="7.475cm" svg:y2="2.35cm">
          <text:p/>
        </draw:line>
        <draw:line draw:style-name="gr5" draw:text-style-name="P2" draw:layer="layout" svg:x1="7.475cm" svg:y1="4.1cm" svg:x2="7.725cm" svg:y2="4.35cm">
          <text:p/>
        </draw:line>
        <draw:line draw:style-name="gr5" draw:text-style-name="P2" draw:layer="layout" svg:x1="7.725cm" svg:y1="4.1cm" svg:x2="7.475cm" svg:y2="4.3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3" svg:font-family="Calibri" style:font-family-generic="swiss"/>
    <style:font-face style:name="Calibri2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Standard" style:font-family-generic="swiss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5.2cm" fo:page-height="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4T12:24:10.608000000</meta:creation-date>
    <dc:date>2020-07-14T13:28:15.706000000</dc:date>
    <meta:editing-duration>PT34M55S</meta:editing-duration>
    <meta:editing-cycles>30</meta:editing-cycles>
    <meta:generator>LibreOffice/6.4.4.2$Windows_X86_64 LibreOffice_project/3d775be2011f3886db32dfd395a6a6d1ca2630ff</meta:generator>
    <meta:document-statistic meta:object-count="78"/>
  </office:meta>
</office:document-meta>
</file>

<file path=Object 1/content.xml><?xml version="1.0" encoding="utf-8"?>
<math xmlns="http://www.w3.org/1998/Math/MathML" display="block">
  <semantics>
    <msubsup>
      <mi>x</mi>
      <mrow>
        <mi>k</mi>
        <mo stretchy="false">+</mo>
        <mn>1</mn>
      </mrow>
      <mi>'</mi>
    </msubsup>
    <annotation encoding="StarMath 5.0">x_{k+1}^{'}</annotation>
  </semantics>
</math>
</file>

<file path=Object 10/content.xml><?xml version="1.0" encoding="utf-8"?>
<math xmlns="http://www.w3.org/1998/Math/MathML" display="block">
  <semantics>
    <mrow>
      <msubsup>
        <mi>s</mi>
        <mi>k</mi>
        <mi>l</mi>
      </msubsup>
      <mi mathvariant="italic">Δy</mi>
    </mrow>
    <annotation encoding="StarMath 5.0">s_{k}^{l} Δy</annotation>
  </semantics>
</math>
</file>

<file path=Object 11/content.xml><?xml version="1.0" encoding="utf-8"?>
<math xmlns="http://www.w3.org/1998/Math/MathML" display="block">
  <semantics>
    <mrow>
      <msubsup>
        <mi>s</mi>
        <mrow>
          <mi>k</mi>
          <mo stretchy="false">+</mo>
          <mn>1</mn>
        </mrow>
        <mi>l</mi>
      </msubsup>
      <mi mathvariant="italic">Δy</mi>
    </mrow>
    <annotation encoding="StarMath 5.0">s_{k+1}^{l} Δy</annotation>
  </semantics>
</math>
</file>

<file path=Object 2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x_{k+1}</annotation>
  </semantics>
</math>
</file>

<file path=Object 3/content.xml><?xml version="1.0" encoding="utf-8"?>
<math xmlns="http://www.w3.org/1998/Math/MathML" display="block">
  <semantics>
    <msubsup>
      <mi>x</mi>
      <mi>k</mi>
      <mi>'</mi>
    </msubsup>
    <annotation encoding="StarMath 5.0">x_{k}^{'}</annotation>
  </semantics>
</math>
</file>

<file path=Object 4/content.xml><?xml version="1.0" encoding="utf-8"?>
<math xmlns="http://www.w3.org/1998/Math/MathML" display="block">
  <semantics>
    <msub>
      <mi>x</mi>
      <mi>k</mi>
    </msub>
    <annotation encoding="StarMath 5.0">x_{k}</annotation>
  </semantics>
</math>
</file>

<file path=Object 5/content.xml><?xml version="1.0" encoding="utf-8"?>
<math xmlns="http://www.w3.org/1998/Math/MathML" display="block">
  <semantics>
    <msubsup>
      <mi>x</mi>
      <mrow>
        <mi>k</mi>
        <mo stretchy="false">+</mo>
        <mn>2</mn>
      </mrow>
      <mi>'</mi>
    </msubsup>
    <annotation encoding="StarMath 5.0">x_{k+2}^{'}</annotation>
  </semantics>
</math>
</file>

<file path=Object 6/content.xml><?xml version="1.0" encoding="utf-8"?>
<math xmlns="http://www.w3.org/1998/Math/MathML" display="block">
  <semantics>
    <msub>
      <mi>x</mi>
      <mrow>
        <mi>k</mi>
        <mo stretchy="false">+</mo>
        <mn>2</mn>
      </mrow>
    </msub>
    <annotation encoding="StarMath 5.0">x_{k+2}</annotation>
  </semantics>
</math>
</file>

<file path=Object 7/content.xml><?xml version="1.0" encoding="utf-8"?>
<math xmlns="http://www.w3.org/1998/Math/MathML" display="block">
  <semantics>
    <msubsup>
      <mi>x</mi>
      <mi>k</mi>
      <mi>l</mi>
    </msubsup>
    <annotation encoding="StarMath 5.0">x_{k}^{l}</annotation>
  </semantics>
</math>
</file>

<file path=Object 8/content.xml><?xml version="1.0" encoding="utf-8"?>
<math xmlns="http://www.w3.org/1998/Math/MathML" display="block">
  <semantics>
    <msubsup>
      <mi>x</mi>
      <mrow>
        <mi>k</mi>
        <mo stretchy="false">+</mo>
        <mn>1</mn>
      </mrow>
      <mi>l</mi>
    </msubsup>
    <annotation encoding="StarMath 5.0">x_{k+1}^{l}</annotation>
  </semantics>
</math>
</file>

<file path=Object 9/content.xml><?xml version="1.0" encoding="utf-8"?>
<math xmlns="http://www.w3.org/1998/Math/MathML" display="block">
  <semantics>
    <msubsup>
      <mi>x</mi>
      <mrow>
        <mi>k</mi>
        <mo stretchy="false">+</mo>
        <mn>2</mn>
      </mrow>
      <mi>l</mi>
    </msubsup>
    <annotation encoding="StarMath 5.0">x_{k+2}^{l}</annotation>
  </semantics>
</math>
</file>